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svg:stroke-opacity="100%" draw:stroke-linejoin="round" draw:fill="none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none" svg:stroke-width="0cm" draw:marker-start-width="0.2cm" draw:marker-end-width="0.2cm" draw:fill="none" draw:textarea-vertical-align="middle" fo:min-height="0.75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09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style:text-properties fo:color="#000000" fo:font-size="12pt" style:font-size-asian="12pt" style:font-size-complex="12pt"/>
    </style:style>
    <style:style style:name="T1" style:family="text">
      <style:text-properties fo:color="#000000" fo:font-family="Calibri" fo:font-size="8pt" style:font-family-asian="Calibri" style:font-size-asian="8pt" style:font-family-complex="Calibri" style:font-size-complex="8pt"/>
    </style:style>
    <style:style style:name="T2" style:family="text">
      <style:text-properties fo:color="#00000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family="Calibri" fo:font-size="8pt" style:font-family-asian="Calibri" style:font-size-asian="8pt" style:font-family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4.9cm" svg:height="1.5cm" svg:x="9.308cm" svg:y="12.827cm" svg:viewBox="0 0 4901 1501" draw:points="0,1501 4901,1501 4901,0 0,0">
            <text:p/>
          </draw:polygon>
          <draw:frame draw:style-name="gr2" draw:text-style-name="P3" draw:layer="layout" svg:width="4.9cm" svg:height="1.5cm" svg:x="9.308cm" svg:y="12.827cm">
            <draw:text-box>
              <text:p text:style-name="P2"><text:span text:style-name="T1">Z:=(28)0.РК[12:16]</text:span></text:p>
            </draw:text-box>
          </draw:frame>
        </draw:g>
        <draw:g>
          <draw:polygon draw:style-name="gr1" draw:text-style-name="P1" draw:layer="layout" svg:width="4.9cm" svg:height="1.5cm" svg:x="20.753cm" svg:y="20.394cm" svg:viewBox="0 0 4901 1501" draw:points="0,1501 4901,1501 4901,0 0,0">
            <text:p/>
          </draw:polygon>
          <draw:frame draw:style-name="gr2" draw:text-style-name="P3" draw:layer="layout" svg:width="4.9cm" svg:height="1.5cm" svg:x="20.753cm" svg:y="20.394cm">
            <draw:text-box>
              <text:p text:style-name="P2"><text:span text:style-name="T1">В(16:31):= РОП(0:16)</text:span></text:p>
            </draw:text-box>
          </draw:frame>
        </draw:g>
        <draw:line draw:style-name="gr3" draw:text-style-name="P1" draw:layer="layout" svg:x1="23.203cm" svg:y1="20.394cm" svg:x2="23.203cm" svg:y2="19.644cm">
          <text:p/>
        </draw:line>
        <draw:g>
          <draw:polygon draw:style-name="gr1" draw:text-style-name="P1" draw:layer="layout" svg:width="4.9cm" svg:height="1.5cm" svg:x="20.658cm" svg:y="25.236cm" svg:viewBox="0 0 4901 1501" draw:points="0,1501 4901,1501 4901,0 0,0">
            <text:p/>
          </draw:polygon>
          <draw:frame draw:style-name="gr2" draw:text-style-name="P3" draw:layer="layout" svg:width="4.9cm" svg:height="1.5cm" svg:x="20.658cm" svg:y="25.236cm">
            <draw:text-box>
              <text:p text:style-name="P2"><text:span text:style-name="T1">АРП:=0.РК[8:12] </text:span></text:p>
            </draw:text-box>
          </draw:frame>
        </draw:g>
        <draw:line draw:style-name="gr3" draw:text-style-name="P1" draw:layer="layout" svg:x1="23.203cm" svg:y1="22.643cm" svg:x2="23.203cm" svg:y2="21.894cm">
          <text:p/>
        </draw:line>
        <draw:g>
          <draw:polygon draw:style-name="gr1" draw:text-style-name="P1" draw:layer="layout" svg:width="4.9cm" svg:height="1.5cm" svg:x="20.066cm" svg:y="39.053cm" svg:viewBox="0 0 4901 1501" draw:points="0,1501 4901,1501 4901,0 0,0">
            <text:p/>
          </draw:polygon>
          <draw:frame draw:style-name="gr2" draw:text-style-name="P3" draw:layer="layout" svg:width="4.9cm" svg:height="1.5cm" svg:x="20.066cm" svg:y="39.053cm">
            <draw:text-box>
              <text:p text:style-name="P2"><text:span text:style-name="T1">C[0:31]:= A[0:31] + B[0:31]</text:span></text:p>
            </draw:text-box>
          </draw:frame>
        </draw:g>
        <draw:line draw:style-name="gr3" draw:text-style-name="P1" draw:layer="layout" svg:x1="23.108cm" svg:y1="26.736cm" svg:x2="23.108cm" svg:y2="27.85cm">
          <text:p/>
        </draw:line>
        <draw:line draw:style-name="gr3" draw:text-style-name="P1" draw:layer="layout" svg:x1="22.484cm" svg:y1="40.525cm" svg:x2="22.484cm" svg:y2="41.275cm">
          <text:p/>
        </draw:line>
        <draw:g>
          <draw:polygon draw:style-name="gr1" draw:text-style-name="P1" draw:layer="layout" svg:width="4.9cm" svg:height="1.5cm" svg:x="17.779cm" svg:y="57.822cm" svg:viewBox="0 0 4901 1501" draw:points="0,1501 4901,1501 4901,0 0,0">
            <text:p/>
          </draw:polygon>
          <draw:frame draw:style-name="gr2" draw:text-style-name="P3" draw:layer="layout" svg:width="4.9cm" svg:height="1.5cm" svg:x="17.779cm" svg:y="57.822cm">
            <draw:text-box>
              <text:p text:style-name="P2"><text:span text:style-name="T1">РРП := C[0:31]</text:span></text:p>
            </draw:text-box>
          </draw:frame>
        </draw:g>
        <draw:g>
          <draw:polygon draw:style-name="gr1" draw:text-style-name="P1" draw:layer="layout" svg:width="4.9cm" svg:height="1.5cm" svg:x="17.779cm" svg:y="55.372cm" svg:viewBox="0 0 4901 1501" draw:points="0,1501 4901,1501 4901,0 0,0">
            <text:p/>
          </draw:polygon>
          <draw:frame draw:style-name="gr2" draw:text-style-name="P3" draw:layer="layout" svg:width="4.9cm" svg:height="1.5cm" svg:x="17.779cm" svg:y="55.372cm">
            <draw:text-box>
              <text:p text:style-name="P2"><text:span text:style-name="T1">АРП:=РК[R1]</text:span></text:p>
            </draw:text-box>
          </draw:frame>
        </draw:g>
        <draw:line draw:style-name="gr3" draw:text-style-name="P1" draw:layer="layout" svg:x1="20.229cm" svg:y1="56.872cm" svg:x2="20.229cm" svg:y2="57.822cm">
          <text:p/>
        </draw:line>
        <draw:g>
          <draw:path draw:style-name="gr4" draw:text-style-name="P1" draw:layer="layout" svg:width="0.9cm" svg:height="0.88cm" svg:x="19.8cm" svg:y="62.727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<text:p/>
          </draw:path>
          <draw:frame draw:style-name="gr5" draw:text-style-name="P3" draw:layer="layout" svg:width="0.9cm" svg:height="0.9cm" svg:x="19.8cm" svg:y="62.727cm">
            <draw:text-box>
              <text:p text:style-name="P2"><text:span text:style-name="T1">E</text:span></text:p>
            </draw:text-box>
          </draw:frame>
        </draw:g>
        <draw:line draw:style-name="gr3" draw:text-style-name="P1" draw:layer="layout" svg:x1="20.25cm" svg:y1="61.777cm" svg:x2="20.25cm" svg:y2="62.727cm">
          <text:p/>
        </draw:line>
        <draw:g>
          <draw:polygon draw:style-name="gr6" draw:text-style-name="P1" draw:layer="layout" svg:width="4.9cm" svg:height="1.5cm" svg:x="9.302cm" svg:y="22.009cm" svg:viewBox="0 0 4901 1501" draw:points="0,1501 4901,1501 4901,0 0,0">
            <text:p/>
          </draw:polygon>
          <draw:frame draw:style-name="gr2" draw:text-style-name="P3" draw:layer="layout" svg:width="4.9cm" svg:height="1.5cm" svg:x="9.302cm" svg:y="22.009cm">
            <draw:text-box>
              <text:p text:style-name="P2"><text:span text:style-name="T1">Z:=Z + РРП</text:span></text:p>
            </draw:text-box>
          </draw:frame>
        </draw:g>
        <draw:line draw:style-name="gr3" draw:text-style-name="P1" draw:layer="layout" svg:x1="11.758cm" svg:y1="15.076cm" svg:x2="11.758cm" svg:y2="14.327cm">
          <text:p/>
        </draw:line>
        <draw:line draw:style-name="gr3" draw:text-style-name="P1" draw:layer="layout" svg:x1="11.752cm" svg:y1="24.259cm" svg:x2="11.752cm" svg:y2="23.509cm">
          <text:p/>
        </draw:line>
        <draw:g>
          <draw:polygon draw:style-name="gr6" draw:text-style-name="P1" draw:layer="layout" svg:width="4.9cm" svg:height="1.5cm" svg:x="20.753cm" svg:y="15.894cm" svg:viewBox="0 0 4901 1501" draw:points="0,1501 4901,1501 4901,0 0,0">
            <text:p/>
          </draw:polygon>
          <draw:frame draw:style-name="gr2" draw:text-style-name="P3" draw:layer="layout" svg:width="4.9cm" svg:height="1.5cm" svg:x="20.753cm" svg:y="15.894cm">
            <draw:text-box>
              <text:p text:style-name="P2"><text:span text:style-name="T1">АОП:= Z[19:31]</text:span></text:p>
            </draw:text-box>
          </draw:frame>
        </draw:g>
        <draw:line draw:style-name="gr3" draw:text-style-name="P1" draw:layer="layout" svg:x1="23.203cm" svg:y1="15.894cm" svg:x2="23.203cm" svg:y2="15.144cm">
          <text:p/>
        </draw:line>
        <draw:g>
          <draw:polygon draw:style-name="gr6" draw:text-style-name="P1" draw:layer="layout" svg:width="4.9cm" svg:height="1.5cm" svg:x="20.753cm" svg:y="18.144cm" svg:viewBox="0 0 4901 1501" draw:points="0,1501 4901,1501 4901,0 0,0">
            <text:p/>
          </draw:polygon>
          <draw:frame draw:style-name="gr2" draw:text-style-name="P3" draw:layer="layout" svg:width="4.9cm" svg:height="1.5cm" svg:x="20.753cm" svg:y="18.144cm">
            <draw:text-box>
              <text:p text:style-name="P2"><text:span text:style-name="T1">ЧтОП</text:span></text:p>
            </draw:text-box>
          </draw:frame>
        </draw:g>
        <draw:line draw:style-name="gr3" draw:text-style-name="P1" draw:layer="layout" svg:x1="23.203cm" svg:y1="18.144cm" svg:x2="23.203cm" svg:y2="17.394cm">
          <text:p/>
        </draw:line>
        <draw:g>
          <draw:polygon draw:style-name="gr1" draw:text-style-name="P1" draw:layer="layout" svg:width="4.9cm" svg:height="1.5cm" svg:x="9.322cm" svg:y="15.047cm" svg:viewBox="0 0 4901 1501" draw:points="0,751 2450,0 4901,751 2450,1501">
            <text:p/>
          </draw:polygon>
          <draw:frame draw:style-name="gr7" draw:text-style-name="P3" draw:layer="layout" svg:width="4.083cm" svg:height="1.125cm" svg:x="9.73cm" svg:y="15.235cm">
            <draw:text-box>
              <text:p text:style-name="P2"><text:span text:style-name="T1">РК[16:20] = 0</text:span></text:p>
            </draw:text-box>
          </draw:frame>
        </draw:g>
        <draw:line draw:style-name="gr3" draw:text-style-name="P1" draw:layer="layout" svg:x1="11.752cm" svg:y1="24.259cm" svg:x2="11.752cm" svg:y2="23.509cm">
          <text:p/>
        </draw:line>
        <draw:line draw:style-name="gr3" draw:text-style-name="P1" draw:layer="layout" svg:x1="11.81cm" svg:y1="17.437cm" svg:x2="11.81cm" svg:y2="16.56cm">
          <text:p/>
        </draw:line>
        <draw:line draw:style-name="gr3" draw:text-style-name="P1" draw:layer="layout" svg:x1="11.752cm" svg:y1="24.259cm" svg:x2="11.752cm" svg:y2="23.509cm">
          <text:p/>
        </draw:line>
        <draw:line draw:style-name="gr3" draw:text-style-name="P1" draw:layer="layout" svg:x1="11.683cm" svg:y1="26.569cm" svg:x2="11.683cm" svg:y2="25.819cm">
          <text:p/>
        </draw:line>
        <draw:g>
          <draw:polygon draw:style-name="gr1" draw:text-style-name="P1" draw:layer="layout" svg:width="4.9cm" svg:height="1.5cm" svg:x="9.322cm" svg:y="17.437cm" svg:viewBox="0 0 4901 1501" draw:points="0,1501 4901,1501 4901,0 0,0">
            <text:p/>
          </draw:polygon>
          <draw:frame draw:style-name="gr2" draw:text-style-name="P3" draw:layer="layout" svg:width="4.9cm" svg:height="1.5cm" svg:x="9.322cm" svg:y="17.437cm">
            <draw:text-box>
              <text:p text:style-name="P2"><text:span text:style-name="T1">АРП:=(28)0.РК[12:16]</text:span></text:p>
            </draw:text-box>
          </draw:frame>
        </draw:g>
        <draw:g>
          <draw:polygon draw:style-name="gr1" draw:text-style-name="P1" draw:layer="layout" svg:width="4.9cm" svg:height="1.5cm" svg:x="9.27cm" svg:y="19.85cm" svg:viewBox="0 0 4901 1501" draw:points="0,1501 4901,1501 4901,0 0,0">
            <text:p/>
          </draw:polygon>
          <draw:frame draw:style-name="gr2" draw:text-style-name="P3" draw:layer="layout" svg:width="4.9cm" svg:height="1.5cm" svg:x="9.27cm" svg:y="19.85cm">
            <draw:text-box>
              <text:p text:style-name="P2"><text:span text:style-name="T1">ЧтОП</text:span></text:p>
            </draw:text-box>
          </draw:frame>
        </draw:g>
        <draw:line draw:style-name="gr3" draw:text-style-name="P1" draw:layer="layout" svg:x1="11.81cm" svg:y1="17.438cm" svg:x2="11.81cm" svg:y2="16.561cm">
          <text:p/>
        </draw:line>
        <draw:line draw:style-name="gr3" draw:text-style-name="P1" draw:layer="layout" svg:x1="11.81cm" svg:y1="19.85cm" svg:x2="11.81cm" svg:y2="18.973cm">
          <text:p/>
        </draw:line>
        <draw:line draw:style-name="gr3" draw:text-style-name="P1" draw:layer="layout" svg:x1="11.81cm" svg:y1="21.997cm" svg:x2="11.81cm" svg:y2="21.374cm">
          <text:p/>
        </draw:line>
        <draw:g>
          <draw:polygon draw:style-name="gr6" draw:text-style-name="P1" draw:layer="layout" svg:width="4.9cm" svg:height="1.5cm" svg:x="9.302cm" svg:y="31.176cm" svg:viewBox="0 0 4901 1501" draw:points="0,1501 4901,1501 4901,0 0,0">
            <text:p/>
          </draw:polygon>
          <draw:frame draw:style-name="gr2" draw:text-style-name="P3" draw:layer="layout" svg:width="4.9cm" svg:height="1.5cm" svg:x="9.302cm" svg:y="31.176cm">
            <draw:text-box>
              <text:p text:style-name="P2"><text:span text:style-name="T1">Z:=Z + РРП</text:span></text:p>
            </draw:text-box>
          </draw:frame>
        </draw:g>
        <draw:g>
          <draw:polygon draw:style-name="gr1" draw:text-style-name="P1" draw:layer="layout" svg:width="4.9cm" svg:height="1.5cm" svg:x="9.322cm" svg:y="26.604cm" svg:viewBox="0 0 4901 1501" draw:points="0,1501 4901,1501 4901,0 0,0">
            <text:p/>
          </draw:polygon>
          <draw:frame draw:style-name="gr2" draw:text-style-name="P3" draw:layer="layout" svg:width="4.9cm" svg:height="1.5cm" svg:x="9.322cm" svg:y="26.604cm">
            <draw:text-box>
              <text:p text:style-name="P2"><text:span text:style-name="T1">АРП:=(28)0.РК[20:31]</text:span></text:p>
            </draw:text-box>
          </draw:frame>
        </draw:g>
        <draw:g>
          <draw:polygon draw:style-name="gr1" draw:text-style-name="P1" draw:layer="layout" svg:width="4.9cm" svg:height="1.5cm" svg:x="9.27cm" svg:y="29.017cm" svg:viewBox="0 0 4901 1501" draw:points="0,1501 4901,1501 4901,0 0,0">
            <text:p/>
          </draw:polygon>
          <draw:frame draw:style-name="gr2" draw:text-style-name="P3" draw:layer="layout" svg:width="4.9cm" svg:height="1.5cm" svg:x="9.27cm" svg:y="29.017cm">
            <draw:text-box>
              <text:p text:style-name="P2"><text:span text:style-name="T1">ЧтОП</text:span></text:p>
            </draw:text-box>
          </draw:frame>
        </draw:g>
        <draw:line draw:style-name="gr3" draw:text-style-name="P1" draw:layer="layout" svg:x1="11.81cm" svg:y1="29.017cm" svg:x2="11.81cm" svg:y2="28.14cm">
          <text:p/>
        </draw:line>
        <draw:line draw:style-name="gr3" draw:text-style-name="P1" draw:layer="layout" svg:x1="11.81cm" svg:y1="31.164cm" svg:x2="11.81cm" svg:y2="30.541cm">
          <text:p/>
        </draw:line>
        <draw:g>
          <draw:polygon draw:style-name="gr6" draw:text-style-name="P1" draw:layer="layout" svg:width="4.9cm" svg:height="1.5cm" svg:x="9.303cm" svg:y="22.01cm" svg:viewBox="0 0 4901 1501" draw:points="0,1501 4901,1501 4901,0 0,0">
            <text:p/>
          </draw:polygon>
          <draw:frame draw:style-name="gr2" draw:text-style-name="P3" draw:layer="layout" svg:width="4.9cm" svg:height="1.5cm" svg:x="9.303cm" svg:y="22.01cm">
            <draw:text-box>
              <text:p text:style-name="P2"><text:span text:style-name="T1">Z:=Z + РРП</text:span></text:p>
            </draw:text-box>
          </draw:frame>
        </draw:g>
        <draw:g>
          <draw:polygon draw:style-name="gr1" draw:text-style-name="P1" draw:layer="layout" svg:width="4.9cm" svg:height="1.5cm" svg:x="9.323cm" svg:y="17.438cm" svg:viewBox="0 0 4901 1501" draw:points="0,1501 4901,1501 4901,0 0,0">
            <text:p/>
          </draw:polygon>
          <draw:frame draw:style-name="gr2" draw:text-style-name="P3" draw:layer="layout" svg:width="4.9cm" svg:height="1.5cm" svg:x="9.323cm" svg:y="17.438cm">
            <draw:text-box>
              <text:p text:style-name="P2"><text:span text:style-name="T1">АРП:=(28)0.РК[12:16]</text:span></text:p>
            </draw:text-box>
          </draw:frame>
        </draw:g>
        <draw:g>
          <draw:polygon draw:style-name="gr1" draw:text-style-name="P1" draw:layer="layout" svg:width="4.9cm" svg:height="1.5cm" svg:x="9.271cm" svg:y="19.851cm" svg:viewBox="0 0 4901 1501" draw:points="0,1501 4901,1501 4901,0 0,0">
            <text:p/>
          </draw:polygon>
          <draw:frame draw:style-name="gr2" draw:text-style-name="P3" draw:layer="layout" svg:width="4.9cm" svg:height="1.5cm" svg:x="9.271cm" svg:y="19.851cm">
            <draw:text-box>
              <text:p text:style-name="P2"><text:span text:style-name="T1">ЧтОП</text:span></text:p>
            </draw:text-box>
          </draw:frame>
        </draw:g>
        <draw:line draw:style-name="gr3" draw:text-style-name="P1" draw:layer="layout" svg:x1="11.811cm" svg:y1="19.851cm" svg:x2="11.811cm" svg:y2="18.974cm">
          <text:p/>
        </draw:line>
        <draw:line draw:style-name="gr3" draw:text-style-name="P1" draw:layer="layout" svg:x1="11.811cm" svg:y1="21.998cm" svg:x2="11.811cm" svg:y2="21.375cm">
          <text:p/>
        </draw:line>
        <draw:g>
          <draw:polygon draw:style-name="gr6" draw:text-style-name="P1" draw:layer="layout" svg:width="4.9cm" svg:height="1.5cm" svg:x="9.303cm" svg:y="22.01cm" svg:viewBox="0 0 4901 1501" draw:points="0,1501 4901,1501 4901,0 0,0">
            <text:p/>
          </draw:polygon>
          <draw:frame draw:style-name="gr2" draw:text-style-name="P3" draw:layer="layout" svg:width="4.9cm" svg:height="1.5cm" svg:x="9.303cm" svg:y="22.01cm">
            <draw:text-box>
              <text:p text:style-name="P2"><text:span text:style-name="T1">Z:=Z + РРП</text:span></text:p>
            </draw:text-box>
          </draw:frame>
        </draw:g>
        <draw:g>
          <draw:polygon draw:style-name="gr1" draw:text-style-name="P1" draw:layer="layout" svg:width="4.9cm" svg:height="1.5cm" svg:x="9.323cm" svg:y="17.438cm" svg:viewBox="0 0 4901 1501" draw:points="0,1501 4901,1501 4901,0 0,0">
            <text:p/>
          </draw:polygon>
          <draw:frame draw:style-name="gr2" draw:text-style-name="P3" draw:layer="layout" svg:width="4.9cm" svg:height="1.5cm" svg:x="9.323cm" svg:y="17.438cm">
            <draw:text-box>
              <text:p text:style-name="P2"><text:span text:style-name="T1">АРП:=(28)0.РК[12:16]</text:span></text:p>
            </draw:text-box>
          </draw:frame>
        </draw:g>
        <draw:g>
          <draw:polygon draw:style-name="gr1" draw:text-style-name="P1" draw:layer="layout" svg:width="4.9cm" svg:height="1.5cm" svg:x="9.271cm" svg:y="19.851cm" svg:viewBox="0 0 4901 1501" draw:points="0,1501 4901,1501 4901,0 0,0">
            <text:p/>
          </draw:polygon>
          <draw:frame draw:style-name="gr2" draw:text-style-name="P3" draw:layer="layout" svg:width="4.9cm" svg:height="1.5cm" svg:x="9.271cm" svg:y="19.851cm">
            <draw:text-box>
              <text:p text:style-name="P2"><text:span text:style-name="T1">ЧтОП</text:span></text:p>
            </draw:text-box>
          </draw:frame>
        </draw:g>
        <draw:line draw:style-name="gr3" draw:text-style-name="P1" draw:layer="layout" svg:x1="11.811cm" svg:y1="19.851cm" svg:x2="11.811cm" svg:y2="18.974cm">
          <text:p/>
        </draw:line>
        <draw:line draw:style-name="gr3" draw:text-style-name="P1" draw:layer="layout" svg:x1="11.811cm" svg:y1="21.998cm" svg:x2="11.811cm" svg:y2="21.375cm">
          <text:p/>
        </draw:line>
        <draw:g>
          <draw:polygon draw:style-name="gr1" draw:text-style-name="P1" draw:layer="layout" svg:width="4.9cm" svg:height="1.5cm" svg:x="20.574cm" svg:y="27.851cm" svg:viewBox="0 0 4901 1501" draw:points="0,1501 4901,1501 4901,0 0,0">
            <text:p/>
          </draw:polygon>
          <draw:frame draw:style-name="gr2" draw:text-style-name="P3" draw:layer="layout" svg:width="4.9cm" svg:height="1.5cm" svg:x="20.574cm" svg:y="27.851cm">
            <draw:text-box>
              <text:p text:style-name="P2"><text:span text:style-name="T1">ЧтРП</text:span></text:p>
            </draw:text-box>
          </draw:frame>
        </draw:g>
        <draw:g>
          <draw:polygon draw:style-name="gr1" draw:text-style-name="P1" draw:layer="layout" svg:width="4.9cm" svg:height="1.5cm" svg:x="9.27cm" svg:y="24.295cm" svg:viewBox="0 0 4901 1501" draw:points="0,751 2450,0 4901,751 2450,1501">
            <text:p/>
          </draw:polygon>
          <draw:frame draw:style-name="gr7" draw:text-style-name="P3" draw:layer="layout" svg:width="4.083cm" svg:height="1.125cm" svg:x="9.678cm" svg:y="24.483cm">
            <draw:text-box>
              <text:p text:style-name="P2"><text:span text:style-name="T1">РК[20:31] = 0</text:span></text:p>
            </draw:text-box>
          </draw:frame>
        </draw:g>
        <draw:g>
          <draw:polygon draw:style-name="gr1" draw:text-style-name="P1" draw:layer="layout" svg:width="4.9cm" svg:height="1.5cm" svg:x="9.323cm" svg:y="15.048cm" svg:viewBox="0 0 4901 1501" draw:points="0,751 2450,0 4901,751 2450,1501">
            <text:p/>
          </draw:polygon>
          <draw:frame draw:style-name="gr7" draw:text-style-name="P3" draw:layer="layout" svg:width="4.083cm" svg:height="1.125cm" svg:x="9.731cm" svg:y="15.236cm">
            <draw:text-box>
              <text:p text:style-name="P2"><text:span text:style-name="T1">РК[16:20] = 0</text:span></text:p>
            </draw:text-box>
          </draw:frame>
        </draw:g>
        <draw:g>
          <draw:polygon draw:style-name="gr1" draw:text-style-name="P1" draw:layer="layout" svg:width="4.9cm" svg:height="1.5cm" svg:x="20.626cm" svg:y="29.987cm" svg:viewBox="0 0 4901 1501" draw:points="0,1501 4901,1501 4901,0 0,0">
            <text:p/>
          </draw:polygon>
          <draw:frame draw:style-name="gr2" draw:text-style-name="P3" draw:layer="layout" svg:width="4.9cm" svg:height="1.5cm" svg:x="20.626cm" svg:y="29.987cm">
            <draw:text-box>
              <text:p text:style-name="P2"><text:span text:style-name="T1">А:=РРП</text:span></text:p>
            </draw:text-box>
          </draw:frame>
        </draw:g>
        <draw:line draw:style-name="gr3" draw:text-style-name="P1" draw:layer="layout" svg:x1="23.114cm" svg:y1="29.352cm" svg:x2="23.114cm" svg:y2="29.987cm">
          <text:p/>
        </draw:line>
        <draw:line draw:style-name="gr3" draw:text-style-name="P1" draw:layer="layout" svg:x1="23.114cm" svg:y1="31.511cm" svg:x2="23.114cm" svg:y2="32.273cm">
          <text:p/>
        </draw:line>
        <draw:g>
          <draw:polygon draw:style-name="gr1" draw:text-style-name="P1" draw:layer="layout" svg:width="4.9cm" svg:height="1.5cm" svg:x="20.796cm" svg:y="22.696cm" svg:viewBox="0 0 4901 1501" draw:points="0,1501 4901,1501 4901,0 0,0">
            <text:p/>
          </draw:polygon>
          <draw:frame draw:style-name="gr2" draw:text-style-name="P3" draw:layer="layout" svg:width="4.9cm" svg:height="1.5cm" svg:x="20.796cm" svg:y="22.696cm">
            <draw:text-box>
              <text:p text:style-name="P2"><text:span text:style-name="T1">B[0:15]:=(16)B[0]</text:span></text:p>
            </draw:text-box>
          </draw:frame>
        </draw:g>
        <draw:line draw:style-name="gr3" draw:text-style-name="P1" draw:layer="layout" svg:x1="23.246cm" svg:y1="24.196cm" svg:x2="23.246cm" svg:y2="25.31cm">
          <text:p/>
        </draw:line>
        <draw:line draw:style-name="gr3" draw:text-style-name="P1" draw:layer="layout" svg:x1="11.829cm" svg:y1="33.262cm" svg:x2="11.829cm" svg:y2="32.639cm">
          <text:p/>
        </draw:line>
        <draw:custom-shape draw:style-name="gr8" draw:text-style-name="P5" draw:layer="layout" svg:width="1.016cm" svg:height="1.016cm" svg:x="11.321cm" svg:y="33.274cm">
          <text:p text:style-name="P4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16cm" svg:height="1.016cm" svg:x="11.321cm" svg:y="33.274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16cm" svg:height="1.016cm" svg:x="22.701cm" svg:y="12.028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" draw:text-style-name="P1" draw:layer="layout" svg:width="4.9cm" svg:height="1.5cm" svg:x="20.721cm" svg:y="13.679cm" svg:viewBox="0 0 4901 1501" draw:points="0,751 2450,0 4901,751 2450,1501">
            <text:p/>
          </draw:polygon>
          <draw:frame draw:style-name="gr7" draw:text-style-name="P3" draw:layer="layout" svg:width="4.083cm" svg:height="1.125cm" svg:x="21.129cm" svg:y="13.867cm">
            <draw:text-box>
              <text:p text:style-name="P2"><text:span text:style-name="T1">Z[0:18] = 0</text:span></text:p>
            </draw:text-box>
          </draw:frame>
        </draw:g>
        <draw:line draw:style-name="gr3" draw:text-style-name="P1" draw:layer="layout" svg:x1="23.209cm" svg:y1="13.667cm" svg:x2="23.209cm" svg:y2="13.044cm">
          <text:p/>
        </draw:line>
        <draw:line draw:style-name="gr3" draw:text-style-name="P1" draw:layer="layout" svg:x1="23.209cm" svg:y1="13.668cm" svg:x2="23.209cm" svg:y2="13.045cm">
          <text:p/>
        </draw:line>
        <draw:g>
          <draw:polygon draw:style-name="gr6" draw:text-style-name="P1" draw:layer="layout" svg:width="4.9cm" svg:height="1.5cm" svg:x="15.292cm" svg:y="18.184cm" svg:viewBox="0 0 4901 1501" draw:points="0,1501 4901,1501 4901,0 0,0">
            <text:p/>
          </draw:polygon>
          <draw:frame draw:style-name="gr2" draw:text-style-name="P3" draw:layer="layout" svg:width="4.9cm" svg:height="1.5cm" svg:x="15.292cm" svg:y="18.184cm">
            <draw:text-box>
              <text:p text:style-name="P2"><text:span text:style-name="T1">Прерывание: недоступный адрес в памяти</text:span></text:p>
            </draw:text-box>
          </draw:frame>
        </draw:g>
        <draw:line draw:style-name="gr9" draw:text-style-name="P5" draw:layer="layout" svg:x1="20.701cm" svg:y1="14.478cm" svg:x2="17.78cm" svg:y2="14.478cm">
          <text:p/>
        </draw:line>
        <draw:line draw:style-name="gr9" draw:text-style-name="P5" draw:layer="layout" svg:x1="17.78cm" svg:y1="18.161cm" svg:x2="17.78cm" svg:y2="14.478cm">
          <text:p/>
        </draw:line>
        <draw:line draw:style-name="gr9" draw:text-style-name="P5" draw:layer="layout" svg:x1="17.78cm" svg:y1="19.685cm" svg:x2="17.78cm" svg:y2="25.4cm">
          <text:p/>
        </draw:line>
        <draw:g>
          <draw:polygon draw:style-name="gr1" draw:text-style-name="P1" draw:layer="layout" svg:width="4.9cm" svg:height="1.5cm" svg:x="17.736cm" svg:y="60.156cm" svg:viewBox="0 0 4901 1501" draw:points="0,1501 4901,1501 4901,0 0,0">
            <text:p/>
          </draw:polygon>
          <draw:frame draw:style-name="gr2" draw:text-style-name="P3" draw:layer="layout" svg:width="4.9cm" svg:height="1.5cm" svg:x="17.736cm" svg:y="60.156cm">
            <draw:text-box>
              <text:p text:style-name="P2"><text:span text:style-name="T1">ЗпРП</text:span></text:p>
            </draw:text-box>
          </draw:frame>
        </draw:g>
        <draw:line draw:style-name="gr3" draw:text-style-name="P1" draw:layer="layout" svg:x1="20.224cm" svg:y1="59.333cm" svg:x2="20.224cm" svg:y2="60.156cm">
          <text:p/>
        </draw:line>
        <draw:line draw:style-name="gr3" draw:text-style-name="P1" draw:layer="layout" svg:x1="20.224cm" svg:y1="61.68cm" svg:x2="20.224cm" svg:y2="62.696cm">
          <text:p/>
        </draw:line>
        <draw:line draw:style-name="gr9" draw:text-style-name="P5" draw:layer="layout" svg:x1="8.382cm" svg:y1="15.748cm" svg:x2="9.398cm" svg:y2="15.748cm">
          <text:p/>
        </draw:line>
        <draw:line draw:style-name="gr9" draw:text-style-name="P5" draw:layer="layout" svg:x1="11.811cm" svg:y1="23.876cm" svg:x2="8.382cm" svg:y2="23.876cm">
          <text:p/>
        </draw:line>
        <draw:line draw:style-name="gr9" draw:text-style-name="P5" draw:layer="layout" svg:x1="8.382cm" svg:y1="15.748cm" svg:x2="8.382cm" svg:y2="23.876cm">
          <text:p/>
        </draw:line>
        <draw:line draw:style-name="gr9" draw:text-style-name="P5" draw:layer="layout" svg:x1="11.83cm" svg:y1="33.005cm" svg:x2="8.528cm" svg:y2="33.005cm">
          <text:p/>
        </draw:line>
        <draw:line draw:style-name="gr9" draw:text-style-name="P5" draw:layer="layout" svg:x1="8.509cm" svg:y1="25.019cm" svg:x2="8.509cm" svg:y2="33.02cm">
          <text:p/>
        </draw:line>
        <draw:line draw:style-name="gr9" draw:text-style-name="P5" draw:layer="layout" svg:x1="8.509cm" svg:y1="25.019cm" svg:x2="9.271cm" svg:y2="25.019cm">
          <text:p/>
        </draw:line>
        <draw:frame draw:style-name="gr10" draw:text-style-name="P7" draw:layer="layout" svg:width="1.143cm" svg:height="0.725cm" svg:x="8.509cm" svg:y="14.986cm">
          <draw:text-box>
            <text:p><text:span text:style-name="T3">1</text:span></text:p>
          </draw:text-box>
        </draw:frame>
        <draw:frame draw:style-name="gr10" draw:text-style-name="P7" draw:layer="layout" svg:width="1.143cm" svg:height="0.725cm" svg:x="11.049cm" svg:y="16.637cm">
          <draw:text-box>
            <text:p><text:span text:style-name="T3">0</text:span></text:p>
          </draw:text-box>
        </draw:frame>
        <draw:frame draw:style-name="gr10" draw:text-style-name="P7" draw:layer="layout" svg:width="1.143cm" svg:height="0.725cm" svg:x="8.51cm" svg:y="14.987cm">
          <draw:text-box>
            <text:p><text:span text:style-name="T3">1</text:span></text:p>
          </draw:text-box>
        </draw:frame>
        <draw:frame draw:style-name="gr10" draw:text-style-name="P7" draw:layer="layout" svg:width="1.143cm" svg:height="0.725cm" svg:x="10.795cm" svg:y="25.908cm">
          <draw:text-box>
            <text:p><text:span text:style-name="T3">0</text:span></text:p>
          </draw:text-box>
        </draw:frame>
        <draw:frame draw:style-name="gr10" draw:text-style-name="P7" draw:layer="layout" svg:width="1.143cm" svg:height="0.725cm" svg:x="8.763cm" svg:y="24.257cm">
          <draw:text-box>
            <text:p><text:span text:style-name="T3">1</text:span></text:p>
          </draw:text-box>
        </draw:frame>
        <draw:frame draw:style-name="gr10" draw:text-style-name="P7" draw:layer="layout" svg:width="1.143cm" svg:height="0.725cm" svg:x="23.368cm" svg:y="15.24cm">
          <draw:text-box>
            <text:p><text:span text:style-name="T3">1</text:span></text:p>
          </draw:text-box>
        </draw:frame>
        <draw:frame draw:style-name="gr10" draw:text-style-name="P7" draw:layer="layout" svg:width="1.143cm" svg:height="0.725cm" svg:x="20.066cm" svg:y="13.716cm">
          <draw:text-box>
            <text:p><text:span text:style-name="T3">0</text:span></text:p>
          </draw:text-box>
        </draw:frame>
        <draw:custom-shape draw:style-name="gr8" draw:text-style-name="P6" draw:layer="layout" svg:width="1.016cm" svg:height="1.016cm" svg:x="11.176cm" svg:y="11.187cm">
          <text:p text:style-name="P4"><text:span text:style-name="T3">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84cm" svg:y1="12.826cm" svg:x2="11.684cm" svg:y2="12.203cm">
          <text:p/>
        </draw:line>
        <draw:line draw:style-name="gr3" draw:text-style-name="P1" draw:layer="layout" svg:x1="11.684cm" svg:y1="12.827cm" svg:x2="11.684cm" svg:y2="12.204cm">
          <text:p/>
        </draw:line>
        <draw:g>
          <draw:polygon draw:style-name="gr1" draw:text-style-name="P1" draw:layer="layout" svg:width="4.9cm" svg:height="1.5cm" svg:x="17.712cm" svg:y="50.892cm" svg:viewBox="0 0 4901 1501" draw:points="0,751 2450,0 4901,751 2450,1501">
            <text:p/>
          </draw:polygon>
          <draw:frame draw:style-name="gr7" draw:text-style-name="P3" draw:layer="layout" svg:width="4.083cm" svg:height="1.125cm" svg:x="18.12cm" svg:y="51.08cm">
            <draw:text-box>
              <text:p text:style-name="P2"><text:span text:style-name="T1">C:= 0</text:span></text:p>
            </draw:text-box>
          </draw:frame>
        </draw:g>
        <draw:frame draw:style-name="gr11" draw:text-style-name="P3" draw:layer="layout" svg:width="0.8cm" svg:height="0.613cm" svg:x="22.662cm" svg:y="50.886cm">
          <draw:text-box>
            <text:p text:style-name="P2"><text:span text:style-name="T1">1</text:span></text:p>
          </draw:text-box>
        </draw:frame>
        <draw:frame draw:style-name="gr12" draw:text-style-name="P3" draw:layer="layout" svg:width="1cm" svg:height="0.8cm" svg:x="19.212cm" svg:y="52.342cm">
          <draw:text-box>
            <text:p text:style-name="P2"><text:span text:style-name="T1">0</text:span></text:p>
          </draw:text-box>
        </draw:frame>
        <draw:line draw:style-name="gr3" draw:text-style-name="P1" draw:layer="layout" svg:x1="20.162cm" svg:y1="52.392cm" svg:x2="20.162cm" svg:y2="53.142cm">
          <text:p/>
        </draw:line>
        <draw:g>
          <draw:polygon draw:style-name="gr1" draw:text-style-name="P1" draw:layer="layout" svg:width="4.9cm" svg:height="1.5cm" svg:x="17.747cm" svg:y="53.165cm" svg:viewBox="0 0 4901 1501" draw:points="0,1501 4901,1501 4901,0 0,0">
            <text:p/>
          </draw:polygon>
          <draw:frame draw:style-name="gr2" draw:text-style-name="P3" draw:layer="layout" svg:width="4.9cm" svg:height="1.5cm" svg:x="17.747cm" svg:y="53.165cm">
            <draw:text-box>
              <text:p text:style-name="P2"><text:span text:style-name="T1">PSW[34:35]:= 00</text:span></text:p>
            </draw:text-box>
          </draw:frame>
        </draw:g>
        <draw:line draw:style-name="gr3" draw:text-style-name="P1" draw:layer="layout" svg:x1="20.287cm" svg:y1="54.666cm" svg:x2="20.32cm" svg:y2="55.372cm">
          <text:p/>
        </draw:line>
        <draw:g>
          <draw:polygon draw:style-name="gr1" draw:text-style-name="P1" draw:layer="layout" svg:width="4.9cm" svg:height="1.5cm" svg:x="23.081cm" svg:y="53.165cm" svg:viewBox="0 0 4901 1501" draw:points="0,1501 4901,1501 4901,0 0,0">
            <text:p/>
          </draw:polygon>
          <draw:frame draw:style-name="gr2" draw:text-style-name="P3" draw:layer="layout" svg:width="4.9cm" svg:height="1.5cm" svg:x="23.081cm" svg:y="53.165cm">
            <draw:text-box>
              <text:p text:style-name="P2"><text:span text:style-name="T1">PSW[34:35]:= 01</text:span></text:p>
            </draw:text-box>
          </draw:frame>
        </draw:g>
        <draw:polyline draw:style-name="gr3" draw:text-style-name="P1" draw:layer="layout" svg:width="3.158cm" svg:height="1.523cm" svg:x="22.589cm" svg:y="51.618cm" svg:viewBox="0 0 3159 1524" draw:points="0,0 3159,0 3159,1524">
          <text:p/>
        </draw:polyline>
        <draw:line draw:style-name="gr3" draw:text-style-name="P1" draw:layer="layout" svg:x1="25.748cm" svg:y1="54.666cm" svg:x2="25.748cm" svg:y2="55.047cm">
          <text:p/>
        </draw:line>
        <draw:line draw:style-name="gr9" draw:text-style-name="P4" draw:layer="layout" svg:x1="20.287cm" svg:y1="55.047cm" svg:x2="25.748cm" svg:y2="55.047cm">
          <text:p/>
        </draw:line>
        <draw:g>
          <draw:path draw:style-name="gr4" draw:text-style-name="P1" draw:layer="layout" svg:width="0.9cm" svg:height="0.88cm" svg:x="17.272cm" svg:y="25.4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<text:p/>
          </draw:path>
          <draw:frame draw:style-name="gr5" draw:text-style-name="P3" draw:layer="layout" svg:width="0.9cm" svg:height="0.9cm" svg:x="17.272cm" svg:y="25.4cm">
            <draw:text-box>
              <text:p text:style-name="P2"><text:span text:style-name="T1">E</text:span></text:p>
            </draw:text-box>
          </draw:frame>
        </draw:g>
        <draw:custom-shape draw:style-name="gr8" draw:text-style-name="P5" draw:layer="layout" svg:width="1.016cm" svg:height="1.016cm" svg:x="22.479cm" svg:y="3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16cm" svg:height="1.016cm" svg:x="22.479cm" svg:y="32.258cm">
          <text:p text:style-name="P6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16cm" svg:height="1.016cm" svg:x="21.971cm" svg:y="37.592cm">
          <text:p text:style-name="P6"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479cm" svg:y1="38.608cm" svg:x2="22.484cm" svg:y2="39.067cm">
          <text:p/>
        </draw:line>
        <draw:g>
          <draw:polygon draw:style-name="gr1" draw:text-style-name="P1" draw:layer="layout" svg:width="4.9cm" svg:height="1.5cm" svg:x="20.031cm" svg:y="41.184cm" svg:viewBox="0 0 4901 1501" draw:points="0,751 2450,0 4901,751 2450,1501">
            <text:p/>
          </draw:polygon>
          <draw:frame draw:style-name="gr7" draw:text-style-name="P3" draw:layer="layout" svg:width="4.083cm" svg:height="1.125cm" svg:x="20.439cm" svg:y="41.372cm">
            <draw:text-box>
              <text:p text:style-name="P2"><text:span text:style-name="T1">B:&gt; 0</text:span></text:p>
            </draw:text-box>
          </draw:frame>
        </draw:g>
        <draw:frame draw:style-name="gr11" draw:text-style-name="P3" draw:layer="layout" svg:width="0.8cm" svg:height="0.613cm" svg:x="24.981cm" svg:y="41.178cm">
          <draw:text-box>
            <text:p text:style-name="P2"><text:span text:style-name="T1">1</text:span></text:p>
          </draw:text-box>
        </draw:frame>
        <draw:frame draw:style-name="gr12" draw:text-style-name="P3" draw:layer="layout" svg:width="1cm" svg:height="0.8cm" svg:x="21.531cm" svg:y="42.634cm">
          <draw:text-box>
            <text:p text:style-name="P2"><text:span text:style-name="T1">0</text:span></text:p>
          </draw:text-box>
        </draw:frame>
        <draw:line draw:style-name="gr3" draw:text-style-name="P1" draw:layer="layout" svg:x1="22.481cm" svg:y1="42.684cm" svg:x2="22.481cm" svg:y2="43.434cm">
          <text:p/>
        </draw:line>
        <draw:polyline draw:style-name="gr3" draw:text-style-name="P1" draw:layer="layout" svg:width="3.158cm" svg:height="1.523cm" svg:x="24.908cm" svg:y="41.91cm" svg:viewBox="0 0 3159 1524" draw:points="0,0 3159,0 3159,1524">
          <text:p/>
        </draw:polyline>
        <draw:line draw:style-name="gr3" draw:text-style-name="P1" draw:layer="layout" svg:x1="22.514cm" svg:y1="42.672cm" svg:x2="22.514cm" svg:y2="43.434cm">
          <text:p/>
        </draw:line>
        <draw:g>
          <draw:polygon draw:style-name="gr1" draw:text-style-name="P1" draw:layer="layout" svg:width="4.9cm" svg:height="1.5cm" svg:x="20.066cm" svg:y="43.47cm" svg:viewBox="0 0 4901 1501" draw:points="0,751 2450,0 4901,751 2450,1501">
            <text:p/>
          </draw:polygon>
          <draw:frame draw:style-name="gr7" draw:text-style-name="P3" draw:layer="layout" svg:width="4.083cm" svg:height="1.125cm" svg:x="20.474cm" svg:y="43.658cm">
            <draw:text-box>
              <text:p text:style-name="P2"><text:span text:style-name="T1">A:&gt; 0</text:span></text:p>
            </draw:text-box>
          </draw:frame>
        </draw:g>
        <draw:frame draw:style-name="gr11" draw:text-style-name="P3" draw:layer="layout" svg:width="0.8cm" svg:height="0.613cm" svg:x="19.647cm" svg:y="43.456cm">
          <draw:text-box>
            <text:p text:style-name="P2"><text:span text:style-name="T1">1</text:span></text:p>
          </draw:text-box>
        </draw:frame>
        <draw:frame draw:style-name="gr12" draw:text-style-name="P3" draw:layer="layout" svg:width="1cm" svg:height="0.8cm" svg:x="21.566cm" svg:y="44.92cm">
          <draw:text-box>
            <text:p text:style-name="P2"><text:span text:style-name="T1">0</text:span></text:p>
          </draw:text-box>
        </draw:frame>
        <draw:line draw:style-name="gr3" draw:text-style-name="P1" draw:layer="layout" svg:x1="22.516cm" svg:y1="44.97cm" svg:x2="22.479cm" svg:y2="45.593cm">
          <text:p/>
        </draw:line>
        <draw:polyline draw:style-name="gr3" draw:text-style-name="P1" draw:layer="layout" svg:width="1.396cm" svg:height="1.523cm" svg:x="18.669cm" svg:y="44.196cm" svg:viewBox="0 0 1397 1524" draw:points="1397,0 0,0 0,1524">
          <text:p/>
        </draw:polyline>
        <draw:g>
          <draw:polygon draw:style-name="gr1" draw:text-style-name="P1" draw:layer="layout" svg:width="4.9cm" svg:height="1.5cm" svg:x="25.654cm" svg:y="43.47cm" svg:viewBox="0 0 4901 1501" draw:points="0,751 2450,0 4901,751 2450,1501">
            <text:p/>
          </draw:polygon>
          <draw:frame draw:style-name="gr7" draw:text-style-name="P3" draw:layer="layout" svg:width="4.083cm" svg:height="1.125cm" svg:x="26.062cm" svg:y="43.658cm">
            <draw:text-box>
              <text:p text:style-name="P2"><text:span text:style-name="T1">A:&gt; 0</text:span></text:p>
            </draw:text-box>
          </draw:frame>
        </draw:g>
        <draw:frame draw:style-name="gr11" draw:text-style-name="P3" draw:layer="layout" svg:width="0.8cm" svg:height="0.613cm" svg:x="30.604cm" svg:y="43.464cm">
          <draw:text-box>
            <text:p text:style-name="P2"><text:span text:style-name="T1">1</text:span></text:p>
          </draw:text-box>
        </draw:frame>
        <draw:frame draw:style-name="gr12" draw:text-style-name="P3" draw:layer="layout" svg:width="1cm" svg:height="0.8cm" svg:x="27.067cm" svg:y="44.793cm">
          <draw:text-box>
            <text:p text:style-name="P2"><text:span text:style-name="T1">0</text:span></text:p>
          </draw:text-box>
        </draw:frame>
        <draw:line draw:style-name="gr3" draw:text-style-name="P1" draw:layer="layout" svg:x1="28.104cm" svg:y1="44.97cm" svg:x2="28.194cm" svg:y2="46.101cm">
          <text:p/>
        </draw:line>
        <draw:polyline draw:style-name="gr3" draw:text-style-name="P1" draw:layer="layout" svg:width="1.396cm" svg:height="1.396cm" svg:x="30.48cm" svg:y="44.196cm" svg:viewBox="0 0 1397 1397" draw:points="0,0 1397,0 1397,1397">
          <text:p/>
        </draw:polyline>
        <draw:line draw:style-name="gr9" draw:text-style-name="P4" draw:layer="layout" svg:x1="31.877cm" svg:y1="45.593cm" svg:x2="22.479cm" svg:y2="45.593cm">
          <text:p/>
        </draw:line>
        <draw:line draw:style-name="gr9" draw:text-style-name="P4" draw:layer="layout" svg:x1="18.669cm" svg:y1="45.593cm" svg:x2="18.669cm" svg:y2="46.101cm">
          <text:p/>
        </draw:line>
        <draw:line draw:style-name="gr9" draw:text-style-name="P4" draw:layer="layout" svg:x1="31.877cm" svg:y1="45.593cm" svg:x2="31.75cm" svg:y2="45.593cm">
          <text:p/>
        </draw:line>
        <draw:line draw:style-name="gr9" draw:text-style-name="P4" draw:layer="layout" svg:x1="18.669cm" svg:y1="46.101cm" svg:x2="28.194cm" svg:y2="46.101cm">
          <text:p/>
        </draw:line>
        <draw:line draw:style-name="gr9" draw:text-style-name="P4" draw:layer="layout" svg:x1="20.193cm" svg:y1="46.101cm" svg:x2="20.193cm" svg:y2="47.117cm">
          <text:p/>
        </draw:line>
        <draw:line draw:style-name="gr9" draw:text-style-name="P4" draw:layer="layout" svg:x1="27.051cm" svg:y1="45.593cm" svg:x2="27.051cm" svg:y2="47.117cm">
          <text:p/>
        </draw:line>
        <draw:line draw:style-name="gr3" draw:text-style-name="P1" draw:layer="layout" svg:x1="20.193cm" svg:y1="46.101cm" svg:x2="20.193cm" svg:y2="50.915cm">
          <text:p/>
        </draw:line>
        <draw:g>
          <draw:polygon draw:style-name="gr1" draw:text-style-name="P1" draw:layer="layout" svg:width="4.9cm" svg:height="1.5cm" svg:x="24.638cm" svg:y="47.153cm" svg:viewBox="0 0 4901 1501" draw:points="0,751 2450,0 4901,751 2450,1501">
            <text:p/>
          </draw:polygon>
          <draw:frame draw:style-name="gr7" draw:text-style-name="P3" draw:layer="layout" svg:width="4.083cm" svg:height="1.125cm" svg:x="25.046cm" svg:y="47.341cm">
            <draw:text-box>
              <text:p text:style-name="P2"><text:span text:style-name="T1">Переполнение</text:span></text:p>
            </draw:text-box>
          </draw:frame>
        </draw:g>
        <draw:frame draw:style-name="gr11" draw:text-style-name="P3" draw:layer="layout" svg:width="0.8cm" svg:height="0.613cm" svg:x="29.588cm" svg:y="47.147cm">
          <draw:text-box>
            <text:p text:style-name="P2"><text:span text:style-name="T1">1</text:span></text:p>
          </draw:text-box>
        </draw:frame>
        <draw:frame draw:style-name="gr12" draw:text-style-name="P3" draw:layer="layout" svg:width="1cm" svg:height="0.8cm" svg:x="26.138cm" svg:y="48.603cm">
          <draw:text-box>
            <text:p text:style-name="P2"><text:span text:style-name="T1">0</text:span></text:p>
          </draw:text-box>
        </draw:frame>
        <draw:line draw:style-name="gr3" draw:text-style-name="P1" draw:layer="layout" svg:x1="27.088cm" svg:y1="48.653cm" svg:x2="27.088cm" svg:y2="49.403cm">
          <text:p/>
        </draw:line>
        <draw:polyline draw:style-name="gr3" draw:text-style-name="P1" draw:layer="layout" svg:width="1.472cm" svg:height="1.523cm" svg:x="29.515cm" svg:y="47.879cm" svg:viewBox="0 0 1473 1524" draw:points="0,0 1473,0 1473,1524">
          <text:p/>
        </draw:polyline>
        <draw:line draw:style-name="gr3" draw:text-style-name="P1" draw:layer="layout" svg:x1="27.121cm" svg:y1="48.641cm" svg:x2="27.121cm" svg:y2="49.403cm">
          <text:p/>
        </draw:line>
        <draw:line draw:style-name="gr9" draw:text-style-name="P4" draw:layer="layout" svg:x1="27.051cm" svg:y1="49.403cm" svg:x2="20.066cm" svg:y2="49.403cm">
          <text:p/>
        </draw:line>
        <draw:line draw:style-name="gr3" draw:text-style-name="P1" draw:layer="layout" svg:x1="31.034cm" svg:y1="48.895cm" svg:x2="31.034cm" svg:y2="50.009cm">
          <text:p/>
        </draw:line>
        <draw:g>
          <draw:polygon draw:style-name="gr1" draw:text-style-name="P1" draw:layer="layout" svg:width="4.9cm" svg:height="1.5cm" svg:x="28.5cm" svg:y="50.01cm" svg:viewBox="0 0 4901 1501" draw:points="0,1501 4901,1501 4901,0 0,0">
            <text:p/>
          </draw:polygon>
          <draw:frame draw:style-name="gr2" draw:text-style-name="P3" draw:layer="layout" svg:width="4.9cm" svg:height="1.5cm" svg:x="28.5cm" svg:y="50.01cm">
            <draw:text-box>
              <text:p text:style-name="P2"><text:span text:style-name="T4">PSW[26:31] = 0001000</text:span></text:p>
            </draw:text-box>
          </draw:frame>
        </draw:g>
        <draw:line draw:style-name="gr3" draw:text-style-name="P1" draw:layer="layout" svg:x1="31.04cm" svg:y1="51.511cm" svg:x2="30.988cm" svg:y2="62.103cm">
          <text:p/>
        </draw:line>
        <draw:line draw:style-name="gr9" draw:text-style-name="P4" draw:layer="layout" svg:x1="20.193cm" svg:y1="62.103cm" svg:x2="30.988cm" svg:y2="62.1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60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9T14:55:35</dc:date>
    <dc:description/>
    <dc:subject/>
    <dc:title/>
    <meta:creation-date>2015-05-17T17:33:18Z</meta:creation-date>
    <meta:initial-creator>Vladislav Morzhanov</meta:initial-creator>
    <meta:keyword/>
    <meta:generator>OpenOffice/4.1.1$Unix OpenOffice.org_project/411m6$Build-9775</meta:generator>
    <meta:editing-duration>PT4H26M27S</meta:editing-duration>
    <meta:editing-cycles>45</meta:editing-cycles>
    <meta:document-statistic meta:object-count="211"/>
  </office:meta>
</office:document-meta>
</file>